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style:font-name="Liberation Mono" fo:font-size="8pt" style:font-size-asian="8pt" style:font-size-complex="8pt"/>
    </style:style>
    <style:style style:name="P2" style:family="paragraph" style:parent-style-name="Preformatted_20_Text">
      <style:paragraph-properties fo:margin-top="0cm" fo:margin-bottom="0.499cm" style:contextual-spacing="false"/>
      <style:text-properties style:font-name="Liberation Mono" fo:font-size="8pt" style:font-size-asian="8pt" style:font-size-complex="8pt"/>
    </style:style>
    <style:style style:name="P3" style:family="paragraph" style:parent-style-name="Standard">
      <style:text-properties style:font-name="Liberation Mono"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ata for The C Programming Language, Second Edition </text:p>
      <text:p text:style-name="P1">This lists all known errors in The C Programming Language, Second Edition, by Brian Kernighan and Dennis Ritchie (Prentice-Hall, 1988). </text:p>
      <text:p text:style-name="P1"/>
      <text:p text:style-name="P1">The pagination of the book has changed only in minor ways across printings of the English-language edition. These errata now include section numbers, which are more likely to be preserved across translations. This might help identify errors that survive into translated editions. </text:p>
      <text:p text:style-name="P1"/>
      <text:p text:style-name="P1"/>
      <text:p text:style-name="P1">Errors not corrected in any printing:</text:p>
      <text:p text:style-name="P1">The following errors have not yet been fixed in any printing. </text:p>
      <text:p text:style-name="P1"/>
      <text:p text:style-name="P1">41(§2.6): The loop at the bottom of the page is functionally equivalent to the one on page 29(§1.9), but not identical in form, as is implied by the text. </text:p>
      <text:p text:style-name="P1"/>
      <text:p text:style-name="P1">44(§2.7): 1U is an unsigned int, not an int. </text:p>
      <text:p text:style-name="P1"/>
      <text:p text:style-name="P1">49(§2.9): In the discussion of shift operators, `which must be positive' should be `which must be non-negative'. </text:p>
      <text:p text:style-name="P1"/>
      <text:p text:style-name="P1">53(§2.12): The note under the table should say &amp; as well as + - * has higher precedence as a unary operator. </text:p>
      <text:p text:style-name="P1"/>
      <text:p text:style-name="P1">102(§5.4): NULL is standardly defined in &lt;stddef.h&gt;, although it also appears in several other headers like &lt;stdio.h&gt; and &lt;stdlib.h&gt;. </text:p>
      <text:p text:style-name="P1"/>
      <text:p text:style-name="P1">111(§5.7): Indent is too large, and a bit of the month_day program text is cut off. </text:p>
      <text:p text:style-name="P1"/>
      <text:p text:style-name="P1">114(§5.9): quote missing in "Jan, near top of page. </text:p>
      <text:p text:style-name="P1"/>
      <text:p text:style-name="P1">117(§5.10): In the find example, the program increments argv[0]. This is not specifically forbidden, but not specifically allowed either. </text:p>
      <text:p text:style-name="P1"/>
      <text:p text:style-name="P1">119-121(§5.11): The qsort discussion needs recasting in several ways. First, qsort is a standard routine in ANSI/ISO C, so the rendition here should be given a different name, especially because the arguments to standard qsort are a bit different: the standard accepts a base pointer and a count, while this example uses a base pointer and two offsets. </text:p>
      <text:p text:style-name="P1"/>
      <text:p text:style-name="P1">Also, the comparison-routine argument is not treated well. The call shown on p 119, with an argument </text:p>
      <text:p text:style-name="P1"/>
      <text:p text:style-name="P1"><text:s text:c="2"/>(int (*)(void*,void*))(numeric? numcmp : strcmp)</text:p>
      <text:p text:style-name="P1"/>
      <text:p text:style-name="P1">is not only complicated, but only barely passes muster. Both numcmp and strcmp take char * arguments, but this expression casts pointers to these functions to a function pointer that takes void * arguments. The standard does say that void * and char * have the same representation, so the example will almost certainly work in practice, and is at least defensible under the standard. There are too many lessons in these pages. </text:p>
      <text:p text:style-name="P1">136(§6.3) The getword function can overflow word by one character. A sufficient fix is to test '--lim&gt;1' instead of '&gt;0' in the for loop. </text:p>
      <text:p text:style-name="P1"/>
      <text:p text:style-name="P1">142(§6.5, toward the end): The remark about casting the return value of malloc ("the proper method is to declare ... then explicitly coerce") needs to be rewritten. The example is correct and works, but the advice is debatable in the context of the 1988-1989 ANSI/ISO standards. It's not necessary (given that coercion of void * to ALMOSTANYTYPE * is automatic), and possibly harmful if malloc, or a proxy for it, fails to be declared as returning void *. The explicit cast can cover up an unintended error. On the other hand, pre-ANSI, the cast was necessary, and it is in C++ also. </text:p>
      <text:p text:style-name="P1"/>
      <text:p text:style-name="P1">143(§6.5): strdup is not indexed. </text:p>
      <text:p text:style-name="P1"/>
      <text:p text:style-name="P1">154(§7.2) table 7-1: arguments corresponding to o, x, X, u should be described as unsigned int. </text:p>
      <text:p text:style-name="P1"/>
      <text:p text:style-name="P1">158(§7.4) table 7-2: type of arguments corresponding to o, x should be unsigned int *. </text:p>
      <text:p text:style-name="P1"/>
      <text:p text:style-name="P1">164,165(§7.7): (text and code) fputs returns EOF on error, non-negative for OK. </text:p>
      <text:p text:style-name="P1"/>
      <text:p text:style-name="P1">165(§7.7): The comment at the beginning of the fgets example, "get at most n chars" would be better written "get at most n-1 chars, plus a null". </text:p>
      <text:p text:style-name="P1"/>
      <text:p text:style-name="P1">167(§7.8.5): [the return value of malloc or calloc] "must be cast into the appropriate type" is incorrect as stated. See the remarks just above for p. 142. </text:p>
      <text:p text:style-name="P1"/>
      <text:p text:style-name="P1">176-178(§8.5): OPEN_MAX is used to define the largest number of simultaneously open files in the example stdio.h; the ANSI/ISO name for this is instead FOPEN_MAX. </text:p>
      <text:p text:style-name="P1"/>
      <text:p text:style-name="P1">187-188(&amp;sect8.7): malloc and the accompanying routine morecore are not presented as a whole program, and the routines should be OK, but moving the declaration </text:p>
      <text:p text:style-name="P1">static Header *morecore(unsigned); </text:p>
      <text:p text:style-name="P1">to file scope (instead of inside malloc) would be a better way to make sure scope and linkage issues are handled properly. </text:p>
      <text:p text:style-name="P1"/>
      <text:p text:style-name="P1"><text:soft-page-break/>193(§A.2.5.1): If an integer constant is suffixed with UL, it is unsigned long. </text:p>
      <text:p text:style-name="P1"/>
      <text:p text:style-name="P1">195(§A4): To the list at the start of the section, "Identifiers, or names, refer to a variety of things...", add labels as well. </text:p>
      <text:p text:style-name="P1"/>
      <text:p text:style-name="P1">195(§A4.1) The first few sentences might be reworded a bit to emphasize that there is a distinction between storage duration and scope, though both are influenced by explicit and implicit storage-class specifiers. </text:p>
      <text:p text:style-name="P1"/>
      <text:p text:style-name="P1">197(§A5): "An object is a named region of storage..." should read "named or pointed-to region..." </text:p>
      <text:p text:style-name="P1"/>
      <text:p text:style-name="P1">200(§ A7.1): The actual list of operators that prevent the conversion of arrays into pointers is just &amp; and sizeof, not the various assignment operators. In practice this is not important, because arrays (converted or not) cannot be assigned to for other reasons. </text:p>
      <text:p text:style-name="P1"/>
      <text:p text:style-name="P1">207 (§A7.10): add to first paragraph: equality operators on pointers may also be applied to pointers to different objects. </text:p>
      <text:p text:style-name="P1"/>
      <text:p text:style-name="P1">229(§A12.3), 239(§A13): Syntax: the argument list is optional (can be empty) in macro definitions with parentheses. </text:p>
      <text:p text:style-name="P1"/>
      <text:p text:style-name="P1">231(§A12.3): Extra right parenthesis in nested call to cat macro. </text:p>
      <text:p text:style-name="P1"/>
      <text:p text:style-name="P1">232(§A12.5): The result of the defined operator is not replaced literally by 0L or 1L, nor are undefined names literally by 0L, but just by plain 0 or 1. However, the constant expression is nevertheless evaluated as if these and other constants appearing have long or unsigned long type. </text:p>
      <text:p text:style-name="P1"/>
      <text:p text:style-name="P1">232(§A12.5), likewise on p. 239(§A13), in the sections on the pseudo-grammar of the preprocessor, the productions </text:p>
      <text:p text:style-name="P1"/>
      <text:p text:style-name="P1"/>
      <text:p text:style-name="P1"/>
      <text:p text:style-name="P1">preprocessor-conditional:</text:p>
      <text:p text:style-name="P1"><text:s text:c="2"/>if-line text elif-parts else-part_opt # endif</text:p>
      <text:p text:style-name="P1"/>
      <text:p text:style-name="P1">elif-parts:</text:p>
      <text:p text:style-name="P1"><text:s text:c="2"/>elif-line text</text:p>
      <text:p text:style-name="P1"><text:s text:c="2"/>elif-parts_opt</text:p>
      <text:p text:style-name="P1"/>
      <text:p text:style-name="P1">should be written </text:p>
      <text:p text:style-name="P1"/>
      <text:p text:style-name="P1">preprocessor-conditional:</text:p>
      <text:p text:style-name="P1"><text:s text:c="2"/>if-line text elif-parts_opt else-part_opt # endif</text:p>
      <text:p text:style-name="P1"/>
      <text:p text:style-name="P1">elif-parts:</text:p>
      <text:p text:style-name="P1"><text:s text:c="2"/>elif-line text elif-parts_opt</text:p>
      <text:p text:style-name="P1"/>
      <text:p text:style-name="P1">244(§B1.2): In table B-1, the argument corresponding to o, u, x, X is unsigned int. </text:p>
      <text:p text:style-name="P1"/>
      <text:p text:style-name="P1">245(§B1.2): vprintf, vfprintf, vsprintf return int. </text:p>
      <text:p text:style-name="P1"/>
      <text:p text:style-name="P1">245(§B1.3, and also at p. 157 §7.4): The scanf functions do not ignore white space in formats; if white space occurs at a place in the format, any white space in the corresponding input is skipped. </text:p>
      <text:p text:style-name="P1"/>
      <text:p text:style-name="P1">246(§B1.3): In table B-2, arguments corresponding to o, x, X, u are unsigned int *. </text:p>
      <text:p text:style-name="P1"/>
      <text:p text:style-name="P1">246(§B1.3): First argument of sscanf should have type const char *. </text:p>
      <text:p text:style-name="P1"/>
      <text:p text:style-name="P1">249(§B3): In the description of strncpy, t should be ct. </text:p>
      <text:p text:style-name="P1"/>
      <text:p text:style-name="P1">210(§A8.1): It is said that a register object cannot have the &amp; operator applied `explicitly or implicitly,' which is true, but needs an amplifying clause to show that the implicit &amp; comes from mention of an array name, so declaring an array as a register is fruitless. </text:p>
      <text:p text:style-name="P1"/>
      <text:p text:style-name="P1">There is no mention of the offsetof macro in §B. </text:p>
      <text:p text:style-name="P1"/>
      <text:p text:style-name="P1">257,258(§B11): In the definitions of both FLT_MAX_EXP and DBL_MAX_EXP, the expression FLT_RADIX^n - 1 should be written FLT_RADIX^(n-1). </text:p>
      <text:p text:style-name="P1"/>
      <text:p text:style-name="P1">Index: stddef.h is listed but not summarized in the text; It needs a section in Appendix B. </text:p>
      <text:p text:style-name="P1"/>
      <text:p text:style-name="P1">char, double, long, short are on page 9, not page 10. sizeof is on 242, not 247. ``byte'' is not indexed. size_t does occur on p. 247 in declarations. </text:p>
      <text:p text:style-name="P1"/>
      <text:p text:style-name="P1">Updated Oct 23 2006 with program bug on line 136 </text:p>
      <text:p text:style-name="P1"/>
      <text:p text:style-name="P2">Copyright © 2002 Lucent Technologies. All rights reserved. </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1T03:15:57.201777443</meta:creation-date>
    <dc:date>2021-07-21T03:21:41.652024532</dc:date>
    <meta:editing-duration>PT5M44S</meta:editing-duration>
    <meta:editing-cycles>2</meta:editing-cycles>
    <meta:generator>LibreOffice/7.1.5.2$Linux_X86_64 LibreOffice_project/10$Build-2</meta:generator>
    <meta:print-date>2021-07-21T03:19:15.391080652</meta:print-date>
    <meta:document-statistic meta:table-count="0" meta:image-count="0" meta:object-count="0" meta:page-count="2" meta:paragraph-count="62" meta:word-count="1176" meta:character-count="7225" meta:non-whitespace-character-count="6049"/>
  </office:meta>
</office:document-meta>
</file>